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580000001F5D0C59F8CF0CB0D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3" style:family="text">
      <style:text-properties fo:font-variant="normal" fo:text-transform="none" fo:color="#626b7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3.667cm" svg:height="3.562cm" svg:x="0.866cm" svg:y="1.499cm" presentation:class="title" presentation:user-transformed="true">
          <draw:text-box>
            <text:p text:style-name="P1"><text:span text:style-name="T1">Reading in Data</text:span></text:p>
          </draw:text-box>
        </draw:frame>
        <draw:frame draw:name="Google Shape;65;p13" presentation:style-name="pr2" draw:text-style-name="P3" draw:layer="layout" svg:width="11.784cm" svg:height="2.05cm" svg:x="0.866cm" svg:y="4.234cm" presentation:class="subtitle" presentation:user-transformed="true">
          <draw:text-box>
            <text:p text:style-name="P1"><text:span text:style-name="T2">Dr Andrew J. Stewart</text:span></text:p>
            <text:p text:style-name="P1"><text:span text:style-name="T2"/></text:p>
            <text:p text:style-name="P1"><text:span text:style-name="T2"/></text:p>
            <text:p text:style-name="P1"><text:span text:style-name="T2">E: drandrewjstewart@gmail.com</text:span></text:p>
            <text:p text:style-name="P1"><text:span text:style-name="T2">T: @ajstewart_lang</text:span></text:p>
            <text:p text:style-name="P1"><text:span text:style-name="T2">G: ajstewartlang</text:span></text:p>
            <text:p text:style-name="P1"><text:span text:style-name="T3"/></text:p>
            <text:p text:style-name="P1"><text:span text:style-name="T3"/></text:p>
          </draw:text-box>
        </draw:frame>
        <draw:frame draw:name="Google Shape;66;p13" draw:style-name="gr1" draw:text-style-name="P4" draw:layer="layout" svg:width="2.327cm" svg:height="0.819cm" svg:x="0.866cm" svg:y="9.938cm">
          <draw:image xlink:href="Pictures/10000201000000580000001F5D0C59F8CF0CB0DE.png" xlink:type="simple" xlink:show="embed" xlink:actuate="onLoad">
            <text:p/>
          </draw:image>
        </draw:frame>
        <presentation:notes draw:style-name="dp2">
          <draw:page-thumbnail draw:name="Google Shape;61;p:notes" draw:style-name="gr2" draw:layer="layout" svg:width="16.933cm" svg:height="9.524cm" svg:x="1.059cm" svg:y="1.905cm" draw:page-number="1" presentation:class="page"/>
          <draw:frame draw:name="Google Shape;6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ding in .csv Data Stored Locally" draw:style-name="dp1" draw:master-page-name="TITLE_5f_ONLY" presentation:presentation-page-layout-name="AL2T19">
        <draw:frame draw:name="Google Shape;71;p14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Reading in .csv Data Stored Locally</text:span></text:p>
          </draw:text-box>
        </draw:frame>
        <draw:custom-shape draw:name="Google Shape;72;p14" draw:style-name="gr3" draw:text-style-name="P7" draw:layer="layout" svg:width="7.677cm" svg:height="9.477cm" svg:x="0.422cm" svg:y="4.078cm">
          <text:p text:style-name="P1"><text:span text:style-name="T5">Andrew_project</text:span></text:p>
          <text:p text:style-name="P1"><text:span text:style-name="T5">|--Andrew_project.Rproj</text:span></text:p>
          <text:p text:style-name="P1"><text:span text:style-name="T5">|--raw_data</text:span></text:p>
          <text:p text:style-name="P1"><text:span text:style-name="T5"><text:s text:c="4"/></text:span><text:span text:style-name="T5"><text:tab/></text:span><text:span text:style-name="T5">|--data.csv</text:span></text:p>
          <text:p text:style-name="P1"><text:span text:style-name="T5">|--tidied_data</text:span></text:p>
          <text:p text:style-name="P1"><text:span text:style-name="T5"><text:s text:c="4"/></text:span><text:span text:style-name="T5"><text:tab/></text:span><text:span text:style-name="T5">|--tidy_data.csv</text:span></text:p>
          <text:p text:style-name="P1"><text:span text:style-name="T5">|--R_scripts</text:span></text:p>
          <text:p text:style-name="P1"><text:span text:style-name="T5"><text:s text:c="4"/></text:span><text:span text:style-name="T5"><text:tab/></text:span><text:span text:style-name="T5">|--data_tidy.R</text:span></text:p>
          <text:p text:style-name="P1"><text:span text:style-name="T5"><text:s text:c="4"/></text:span><text:span text:style-name="T5"><text:tab/></text:span><text:span text:style-name="T5">|--data_vis.R</text:span></text:p>
          <text:p text:style-name="P1"><text:span text:style-name="T5"><text:s text:c="4"/></text:span><text:span text:style-name="T5"><text:tab/></text:span><text:span text:style-name="T5">|--analysis.R</text:span></text:p>
          <text:p text:style-name="P1"><text:span text:style-name="T5">|--markdown_scripts</text:span></text:p>
          <text:p text:style-name="P1"><text:span text:style-name="T5"><text:s text:c="4"/></text:span><text:span text:style-name="T5"><text:tab/></text:span><text:span text:style-name="T5">|--analysis.Rmd</text:span></text:p>
          <text:p text:style-name="P1"><text:span text:style-name="T5">|--output_reports</text:span></text:p>
          <text:p text:style-name="P1"><text:span text:style-name="T5"><text:s text:c="4"/></text:span><text:span text:style-name="T5"><text:tab/></text:span><text:span text:style-name="T5">|--analysis.html</text:span></text:p>
          <text:p text:style-name="P1"><text:span text:style-name="T5"><text:s text:c="4"/></text:span><text:span text:style-name="T5"><text:tab/></text:span><text:span text:style-name="T5">|--analysis.pdf</text:span></text:p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4" draw:style-name="gr3" draw:text-style-name="P7" draw:layer="layout" svg:width="17.887cm" svg:height="9.955cm" svg:x="7.228cm" svg:y="4.078cm">
          <text:p text:style-name="P1"><text:span text:style-name="T6">Imagine your folder structure looks like what we have on the left. Inside your folder you have a number of sub-folders. As you can see, we have one folder entitled “raw_data”. In this folder we have one data file entitled “data.csv”. Our script is in the folder “R_scripts”.</text:span></text:p>
          <text:p text:style-name="P1"><text:span text:style-name="T6"/></text:p>
          <text:p text:style-name="P1"><text:span text:style-name="T6">To read in the “data.csv” data file in our data_tidy.R script and assign it a variable called my_raw_data we would write:</text:span></text:p>
          <text:p text:style-name="P1"><text:span text:style-name="T6"/></text:p>
          <text:p text:style-name="P1"><text:span text:style-name="T7">my_raw_data &lt;- read_csv("raw_data/data.csv") </text:span></text:p>
          <text:p text:style-name="P1"><text:span text:style-name="T6"/></text:p>
          <text:p text:style-name="P1"><text:span text:style-name="T6">This mean go to the “raw_data” folder in the project folder (where the .Rproj file sits) and the file “data.csv”. The expression </text:span><text:span text:style-name="T7">"raw_data/data.csv"</text:span><text:span text:style-name="T6"> is the file path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;g88ffa8cf9e_0_56:notes" draw:style-name="gr2" draw:layer="layout" svg:width="16.932cm" svg:height="9.524cm" svg:x="1.059cm" svg:y="1.905cm" draw:page-number="2" presentation:class="page"/>
          <draw:frame draw:name="Google Shape;69;g88ffa8cf9e_0_56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ding in .csv Data from a Webpage" draw:style-name="dp1" draw:master-page-name="TITLE_5f_ONLY" presentation:presentation-page-layout-name="AL2T19">
        <draw:frame draw:name="Google Shape;78;p15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Reading in .csv Data from a Webpage</text:span></text:p>
          </draw:text-box>
        </draw:frame>
        <draw:custom-shape draw:name="Google Shape;79;p15" draw:style-name="gr3" draw:text-style-name="P7" draw:layer="layout" svg:width="23.877cm" svg:height="9.083cm" svg:x="0.872cm" svg:y="4.275cm">
          <text:p text:style-name="P1"><text:span text:style-name="T5">Quite a lot of the data we’ll be working with in this unit is hosted on GitHub. <text:s/>Reading in data from GitHub is easy (assuming you have a working internet connection). </text:span></text:p>
          <text:p text:style-name="P1"><text:span text:style-name="T5"/></text:p>
          <text:p text:style-name="P1"><text:span text:style-name="T5">Imagine we want to read in a Tidy Tuesday dataset such as Global UFO Sightings. <text:s/>The data are stored in a .csv file here: </text:span></text:p>
          <text:p text:style-name="P1"><text:span text:style-name="T5"/></text:p>
          <text:p text:style-name="P1"><text:span text:style-name="T8">https://raw.githubusercontent.com/rfordatascience/tidytuesday/master/data/2019/2019-06-25/ufo_sightings.csv</text:span></text:p>
          <text:p text:style-name="P1"><text:span text:style-name="T5"/></text:p>
          <text:p text:style-name="P1"><text:span text:style-name="T5">To read in the data to R and assign it to the variable “ufo_sightings”, we’d simply type:</text:span></text:p>
          <text:p text:style-name="P1"><text:span text:style-name="T5"/></text:p>
          <text:p text:style-name="P1"><text:span text:style-name="T8">ufo_sightings &lt;- read_csv("https://raw.githubusercontent.com/rfordatascience/tidytuesday/master/data/2019/2019-06-25/ufo_sightings.csv")</text:span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5;g88ffa8cf9e_0_64:notes" draw:style-name="gr2" draw:layer="layout" svg:width="16.932cm" svg:height="9.524cm" svg:x="1.059cm" svg:y="1.905cm" draw:page-number="3" presentation:class="page"/>
          <draw:frame draw:name="Google Shape;76;g88ffa8cf9e_0_64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custom-shape draw:name="Google Shape;33;p6" draw:style-name="Mgr4" draw:text-style-name="MP8" draw:layer="backgroundobjects" svg:width="25.399cm" svg:height="3.54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3.667cm" svg:height="1.732cm" svg:x="0.866cm" svg:y="1.391cm" presentation:class="title" presentation:placeholder="true" presentation:user-transformed="true">
        <draw:text-box/>
      </draw:frame>
      <draw:frame draw:name="Google Shape;35;p6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4"/>
    <meta:generator>LibreOfficeDev/6.0.5.2$Linux_X86_64 LibreOffice_project/</meta:generator>
  </office:meta>
</office:document-meta>
</file>